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a2b6c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a2b6c" fo:background-color="#fffffe" style:font-weight-asian="normal" style:font-weight-complex="normal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c66b" style:font-weight-asian="normal" style:font-weight-complex="normal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bold" officeooo:rsid="0014e7e3" officeooo:paragraph-rsid="000a2b6c" fo:background-color="#fffffe" style:font-weight-asian="bold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a2b6c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b9621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8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9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d56a7" fo:background-color="#fffffe" style:font-weight-asian="normal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a2b6c" style:font-weight-asian="normal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c66b" style:font-weight-asian="normal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0a2b6c" style:font-weight-asian="bold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b9621" fo:background-color="#fffffe"/>
    </style:style>
    <style:style style:name="P15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rsid="0014e7e3" officeooo:paragraph-rsid="000b9621" fo:background-color="#fffffe" style:font-weight-asian="normal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 style:font-weight-asian="normal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c66b" fo:background-color="#fffffe" style:font-weight-asian="normal" style:font-weight-complex="normal"/>
    </style:style>
    <style:style style:name="P18" style:family="paragraph" style:parent-style-name="Preformatted_20_Text">
      <style:paragraph-properties style:line-height-at-least="0.198in"/>
      <style:text-properties officeooo:paragraph-rsid="000b9621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>
      <style:paragraph-properties fo:margin-top="0in" fo:margin-bottom="0.1965in" loext:contextual-spacing="false"/>
      <style:text-properties style:font-name="Monospace" fo:font-size="10.5pt" style:font-size-asian="10.5pt" style:font-size-complex="10.5pt"/>
    </style:style>
    <style:style style:name="P21" style:family="paragraph" style:parent-style-name="Standard">
      <style:paragraph-properties style:line-height-at-least="0.198in"/>
      <style:text-properties fo:color="#a31515" style:font-name="monospace1" fo:font-size="10.5pt" fo:font-weight="normal" officeooo:paragraph-rsid="000b9621" fo:background-color="#fffffe"/>
    </style:style>
    <style:style style:name="P22" style:family="paragraph" style:parent-style-name="Standard">
      <style:text-properties officeooo:paragraph-rsid="000b9621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0dc66b" style:font-weight-asian="bold" style:font-weight-complex="bold"/>
    </style:style>
    <style:style style:name="P24" style:family="paragraph" style:parent-style-name="Standard">
      <style:paragraph-properties fo:margin-left="0in" fo:margin-right="0in" style:line-height-at-least="0.198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0d56a7" fo:background-color="#fffffe" style:font-weight-asian="normal" style:font-weight-complex="normal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c66b" fo:background-color="#fffffe" style:font-weight-asian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/>
    </style:style>
    <style:style style:name="P27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a31515" style:font-name="monospace1" fo:font-size="10.5pt" fo:letter-spacing="normal" fo:font-style="normal" fo:font-weight="normal" officeooo:paragraph-rsid="000a2b6c" fo:background-color="#fffffe"/>
    </style:style>
    <style:style style:name="P2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1" fo:font-size="10.5pt" fo:letter-spacing="normal" fo:font-style="normal" fo:font-weight="normal" officeooo:paragraph-rsid="000a2b6c" fo:background-color="#fffffe"/>
    </style:style>
    <style:style style:name="P2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db69" style:font-weight-asian="bold" style:font-weight-complex="bold"/>
    </style:style>
    <style:style style:name="T3" style:family="text">
      <style:text-properties fo:font-weight="bold" officeooo:rsid="0014981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9ba6" style:font-weight-asian="normal" style:font-weight-complex="normal"/>
    </style:style>
    <style:style style:name="T6" style:family="text">
      <style:text-properties fo:font-variant="normal" fo:text-transform="none" fo:color="#212121" style:font-name="monospace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212121" style:font-name="monospace" fo:font-size="10.5pt" fo:letter-spacing="normal" fo:font-style="normal" fo:font-weight="normal" officeooo:rsid="0014e7e3" fo:background-color="#fffffe" loext:char-shading-value="0" style:font-weight-asian="normal" style:font-weight-complex="normal"/>
    </style:style>
    <style:style style:name="T9" style:family="text">
      <style:text-properties fo:font-variant="normal" fo:text-transform="none" fo:color="#212121" style:font-name="monospace" fo:font-size="10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12121" style:font-name="monospace" fo:font-size="10.5pt" fo:letter-spacing="normal" fo:font-style="normal" fo:font-weight="normal" officeooo:rsid="00119ba6" style:font-weight-asian="normal" style:font-weight-complex="normal"/>
    </style:style>
    <style:style style:name="T11" style:family="text">
      <style:text-properties fo:font-variant="normal" fo:text-transform="none" fo:color="#212121" style:font-name="monospace" fo:font-size="10.5pt" fo:letter-spacing="normal" fo:font-style="normal" fo:font-weight="normal" officeooo:rsid="0012db69" style:font-weight-asian="normal" style:font-weight-complex="normal"/>
    </style:style>
    <style:style style:name="T12" style:family="text">
      <style:text-properties officeooo:rsid="000b9621"/>
    </style:style>
    <style:style style:name="T13" style:family="text">
      <style:text-properties style:font-name="Monospace" fo:font-size="10.5pt" style:font-size-asian="10.5pt" style:font-size-complex="10.5pt"/>
    </style:style>
    <style:style style:name="T14" style:family="text">
      <style:text-properties officeooo:rsid="000dc66b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119ba6" style:font-weight-asian="normal" style:font-weight-complex="normal"/>
    </style:style>
    <style:style style:name="T17" style:family="text">
      <style:text-properties officeooo:rsid="000f58c2"/>
    </style:style>
    <style:style style:name="T18" style:family="text">
      <style:text-properties officeooo:rsid="00114595"/>
    </style:style>
    <style:style style:name="T19" style:family="text">
      <style:text-properties officeooo:rsid="00119ba6"/>
    </style:style>
    <style:style style:name="T20" style:family="text">
      <style:text-properties officeooo:rsid="0012db69"/>
    </style:style>
    <style:style style:name="T21" style:family="text">
      <style:text-properties officeooo:rsid="00149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M25</text:p>
      <text:p text:style-name="P4"/>
      <text:p text:style-name="P2">Average nDCG@10 for 333 queries: 0.361 </text:p>
      <text:p text:style-name="P2">MRR@10 for 333 queries: 0.305 </text:p>
      <text:p text:style-name="P2">Average Precision@1: 0.228</text:p>
      <text:p text:style-name="P2"/>
      <text:p text:style-name="P14">1_pointwise50_128_32_3e6.pt</text:p>
      <text:p text:style-name="P6"/>
      <text:p text:style-name="P6">Average nDCG@10 for 333 queries: 0.41614560492279984 </text:p>
      <text:p text:style-name="P6">MRR@10 for 333 queries: 0.3657907907907908 </text:p>
      <text:p text:style-name="P7">Average Precision@1: 0.2912912912912913</text:p>
      <text:p text:style-name="P2"/>
      <text:p text:style-name="P21">1_pairwisewise50_128_32_3e6_05</text:p>
      <text:p text:style-name="P22"/>
      <text:p text:style-name="P6">Average nDCG@10 for 333 queries: 0.40536723247075324 </text:p>
      <text:p text:style-name="P6">MRR@10 for 333 queries: 0.3471876638543306 </text:p>
      <text:p text:style-name="P7">Average Precision@1: 0.2702702702702703</text:p>
      <text:p text:style-name="P7"/>
      <text:p text:style-name="P21"><text:span text:style-name="T12">1</text:span>_finbert50_128_32_3e6</text:p>
      <text:p text:style-name="P21"/>
      <text:p text:style-name="P18"><text:span text:style-name="T8">Average nDCG@10 for 333 queries: 0.40295986779124165<text:line-break/></text:span><text:span text:style-name="T13">MRR@10 for 333 queries: 0.35503241336574676</text:span></text:p>
      <text:p text:style-name="P20">Average Precision@1: 0.2852852852852853</text:p>
      <text:p text:style-name="P15">1_lm50_128_32_3e6.pt</text:p>
      <text:p text:style-name="P8"/>
      <text:p text:style-name="P8">Average nDCG@10 for 333 queries: 0.4190775115919659 <text:line-break/>MRR@10 for 333 queries: 0.3673614090280758 <text:line-break/>Average Precision@1: 0.2912912912912913</text:p>
      <text:p text:style-name="P8"/>
      <text:p text:style-name="P15">1_ms50_128_32_3e6.pt</text:p>
      <text:p text:style-name="P8"/>
      <text:p text:style-name="P9">Average nDCG@10 for 333 queries: 0.4297163872607129 </text:p>
      <text:p text:style-name="P9">MRR@10 for 333 queries: 0.38137899804566466 </text:p>
      <text:p text:style-name="P9">Average Precision@1: 0.3153153153153153</text:p>
      <text:p text:style-name="P27"><text:span text:style-name="T18">1</text:span>_pairwise50_256_16_3e6.pt</text:p>
      <text:p text:style-name="P13"/>
      <text:p text:style-name="P28">Average nDCG@10 for 333 queries: 0.3926812701709041 <text:span text:style-name="T20">(0.392)</text:span></text:p>
      <text:p text:style-name="Preformatted_20_Text"/>
      <text:p text:style-name="Preformatted_20_Text">MRR@10 for 333 queries: 0.3444313360980028 <text:span text:style-name="T21">(0.344)</text:span></text:p>
      <text:p text:style-name="Preformatted_20_Text"/>
      <text:p text:style-name="P19">Average Precision@1: 0.27627627627627627 <text:span text:style-name="T21">(0.276)</text:span></text:p>
      <text:p text:style-name="P13">2_pointwise50_256_32_3e6.pt</text:p>
      <text:p text:style-name="P1"><text:span text:style-name="T7"><text:line-break/></text:span><text:span text:style-name="T9">Average nDCG@10 for 333 queries:</text:span><text:span text:style-name="T6"> </text:span><text:span text:style-name="T9">0.44988106030377717 </text:span><text:span text:style-name="T10">(0.4</text:span><text:span text:style-name="T11">50</text:span><text:span text:style-name="T10">)</text:span><text:span text:style-name="T6"><text:line-break/></text:span><text:span text:style-name="T9">MRR@10 for 333 queries:</text:span><text:span text:style-name="T6"> </text:span><text:span text:style-name="T9">0.4116223366223366 </text:span><text:span text:style-name="T10">(0.41</text:span><text:span text:style-name="T11">2</text:span><text:span text:style-name="T10">)</text:span><text:span text:style-name="T6"><text:line-break/></text:span><text:span text:style-name="T8">Average Precision@1: 0</text:span><text:span text:style-name="T4">.348348348348348 </text:span><text:span text:style-name="T5">(0.348)</text:span></text:p>
      <text:p text:style-name="P13">2_finbert50_256_32_3e6</text:p>
      <text:p text:style-name="P5"/>
      <text:p text:style-name="P5">Average nDCG@10 for 333 queries: 0.4458489068403843 <text:span text:style-name="T19">(0.446)</text:span></text:p>
      <text:p text:style-name="P5">MRR@10 for 333 queries: 0.4105045521712188 <text:span text:style-name="T19">(0.411)</text:span></text:p>
      <text:p text:style-name="P5">Average Precision@1: <text:span text:style-name="T15">0.35135135135135137 </text:span><text:span text:style-name="T16">(0.351)</text:span></text:p>
      <text:p text:style-name="P12"/>
      <text:p text:style-name="P16"><text:span text:style-name="T14">3</text:span>_lm50_256_32_3e6.pt</text:p>
      <text:p text:style-name="P10"/>
      <text:p text:style-name="P11">Average nDCG@10 for 333 queries: 0.4621427309348102<text:span text:style-name="T1"> </text:span><text:span text:style-name="T21">(0.462)</text:span></text:p>
      <text:p text:style-name="P11">MRR@10 for 333 queries: <text:span text:style-name="T1">0.4249070499070498 </text:span><text:span text:style-name="T3">(0.425)</text:span></text:p>
      <text:p text:style-name="P11">Average Precision@1: <text:span text:style-name="T1">0.3633633633633634 </text:span><text:span text:style-name="T3">(0.363)</text:span></text:p>
      <text:p text:style-name="P23"/>
      <text:p text:style-name="P17"><text:span text:style-name="T17">2</text:span>_ms50_256_32_3e6.pt</text:p>
      <text:p text:style-name="P17"/>
      <text:p text:style-name="P3">Average nDCG@10 for 333 queries: <text:span text:style-name="T1">0.46598219250014883 </text:span><text:span text:style-name="T3">(0.466)</text:span></text:p>
      <text:p text:style-name="Preformatted_20_Text"/>
      <text:p text:style-name="Preformatted_20_Text">MRR@10 for 333 queries: 0.4233876733876733 <text:span text:style-name="T21">(0.423)</text:span></text:p>
      <text:p text:style-name="Preformatted_20_Text"/>
      <text:p text:style-name="P19">Average Precision@1: 0.35735735735735735 <text:span text:style-name="T21">(0.357)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Monospace" svg:font-family="Monospace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4:38.386334144</meta:creation-date>
    <meta:generator>LibreOffice/6.0.7.3$Linux_X86_64 LibreOffice_project/00m0$Build-3</meta:generator>
    <dc:date>2020-03-28T18:51:24.241605003</dc:date>
    <meta:editing-duration>PT4H47M36S</meta:editing-duration>
    <meta:editing-cycles>11</meta:editing-cycles>
    <meta:document-statistic meta:table-count="0" meta:image-count="0" meta:object-count="0" meta:page-count="2" meta:paragraph-count="39" meta:word-count="180" meta:character-count="1796" meta:non-whitespace-character-count="1644"/>
  </office:meta>
</office:document-meta>
</file>